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3764in"/>
    </style:style>
    <style:style style:name="co6" style:family="table-column">
      <style:table-column-properties fo:break-before="auto" style:column-width="0.3437in"/>
    </style:style>
    <style:style style:name="co7" style:family="table-column">
      <style:table-column-properties fo:break-before="auto" style:column-width="1.7972in"/>
    </style:style>
    <style:style style:name="co8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TTCGMR</text:p>
          </table:table-cell>
          <table:table-cell office:value-type="float" office:value="866">
            <text:p>866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TTCGMR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LEVMLS</text:p>
          </table:table-cell>
          <table:table-cell office:value-type="float" office:value="836">
            <text:p>836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LEVMLS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BTMABQT</text:p>
          </table:table-cell>
          <table:table-cell office:value-type="float" office:value="378">
            <text:p>378</text:p>
          </table:table-cell>
          <table:table-cell office:value-type="float" office:value="219">
            <text:p>219</text:p>
          </table:table-cell>
          <table:table-cell office:value-type="float" office:value="403">
            <text:p>403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BTMABQT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TXHVQH</text:p>
          </table:table-cell>
          <table:table-cell office:value-type="float" office:value="879">
            <text:p>879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TXHVQH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VDLVMHTN.Weka</text:p>
          </table:table-cell>
          <table:table-cell office:value-type="float" office:value="625">
            <text:p>625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PVDLVMHTN.Weka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VDLVMHTN.5</text:p>
          </table:table-cell>
          <table:table-cell office:value-type="float" office:value="808">
            <text:p>808</text:p>
          </table:table-cell>
          <table:table-cell office:value-type="float" office:value="114">
            <text:p>114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PVDLVMHTN.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VDLVMHTN.Adaptif</text:p>
          </table:table-cell>
          <table:table-cell office:value-type="float" office:value="615">
            <text:p>615</text:p>
          </table:table-cell>
          <table:table-cell office:value-type="float" office:value="165">
            <text:p>165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PVDLVMHTN.Adaptif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KVCDVD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906">
            <text:p>90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string">
            <text:p>KVCDV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NDTDTL</text:p>
          </table:table-cell>
          <table:table-cell office:value-type="float" office:value="143">
            <text:p>143</text:p>
          </table:table-cell>
          <table:table-cell office:value-type="float" office:value="169">
            <text:p>169</text:p>
          </table:table-cell>
          <table:table-cell office:value-type="float" office:value="688">
            <text:p>68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string">
            <text:p>NDTDTL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NTTNTN</text:p>
          </table:table-cell>
          <table:table-cell office:value-type="float" office:value="720">
            <text:p>720</text:p>
          </table:table-cell>
          <table:table-cell office:value-type="float" office:value="79">
            <text:p>79</text:p>
          </table:table-cell>
          <table:table-cell office:value-type="float" office:value="201">
            <text:p>20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>
            <draw:frame table:end-cell-address="Sheet1.Q32" table:end-x="0.735in" table:end-y="0.1465in" draw:z-index="0" draw:style-name="gr1" svg:width="7.2213in" svg:height="3.0421in" svg:x="0.3181in" svg:y="0.115in">
              <draw:object draw:notify-on-update-of-ranges="Sheet1.L6:Sheet1.L15 Sheet1.M6:Sheet1.M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NTTNTN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TCGMR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LEVMLS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TMABQT</text:p>
          </table:table-cell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XHVQH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VDLVMHTN.Weka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VDLVMHTN.5</text:p>
          </table:table-cell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VDLVMHTN.Adaptif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KVCDVD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DTDTL</text:p>
          </table:table-cell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TTNTN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>
            <draw:frame table:end-cell-address="Sheet1.K41" table:end-x="0.2748in" table:end-y="0.1354in" draw:z-index="1" draw:style-name="gr1" svg:width="6.5154in" svg:height="2.7504in" svg:x="0.3256in" svg:y="0.0417in">
              <draw:object draw:notify-on-update-of-ranges="Sheet1.C16:Sheet1.C25 Sheet1.D16:Sheet1.D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CHHVHT</text:p>
          </table:table-cell>
          <table:table-cell office:value-type="float" office:value="0.053">
            <text:p>0.053</text:p>
          </table:table-cell>
        </table:table-row>
        <table:table-row table:style-name="ro1">
          <table:table-cell table:number-columns-repeated="12"/>
          <table:table-cell office:value-type="string">
            <text:p>TTCGMR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table:number-columns-repeated="12"/>
          <table:table-cell office:value-type="string">
            <text:p>LEVMLS</text:p>
          </table:table-cell>
          <table:table-cell office:value-type="float" office:value="2.985">
            <text:p>2.985</text:p>
          </table:table-cell>
        </table:table-row>
        <table:table-row table:style-name="ro1">
          <table:table-cell table:number-columns-repeated="12"/>
          <table:table-cell office:value-type="string">
            <text:p>BTMABQT</text:p>
          </table:table-cell>
          <table:table-cell office:value-type="float" office:value="47.443">
            <text:p>47.443</text:p>
          </table:table-cell>
        </table:table-row>
        <table:table-row table:style-name="ro1">
          <table:table-cell table:number-columns-repeated="12"/>
          <table:table-cell office:value-type="string">
            <text:p>TXHVQH</text:p>
          </table:table-cell>
          <table:table-cell office:value-type="float" office:value="0.049">
            <text:p>0.049</text:p>
          </table:table-cell>
        </table:table-row>
        <table:table-row table:style-name="ro1">
          <table:table-cell table:number-columns-repeated="12"/>
          <table:table-cell office:value-type="string">
            <text:p>PVDLVMHTN.Weka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table:number-columns-repeated="12"/>
          <table:table-cell office:value-type="string">
            <text:p>PVDLVMHTN.5</text:p>
          </table:table-cell>
          <table:table-cell office:value-type="float" office:value="0.013">
            <text:p>0.013</text:p>
          </table:table-cell>
        </table:table-row>
        <table:table-row table:style-name="ro1">
          <table:table-cell table:number-columns-repeated="12"/>
          <table:table-cell office:value-type="string">
            <text:p>PVDLVMHTN.Adaptif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table:number-columns-repeated="12"/>
          <table:table-cell office:value-type="string">
            <text:p>KVCDVD</text:p>
          </table:table-cell>
          <table:table-cell office:value-type="float" office:value="9.601">
            <text:p>9.601</text:p>
          </table:table-cell>
        </table:table-row>
        <table:table-row table:style-name="ro1">
          <table:table-cell>
            <draw:frame table:end-cell-address="Sheet1.K62" table:end-x="0.2209in" table:end-y="0.1673in" draw:z-index="2" draw:style-name="gr1" svg:width="6.028in" svg:height="3.5839in" svg:x="0.7591in" svg:y="0.1256in">
              <draw:object draw:notify-on-update-of-ranges="Sheet1.M33:Sheet1.M39 Sheet1.N33:Sheet1.N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  <table:table-cell office:value-type="string">
            <text:p>NDTDTL</text:p>
          </table:table-cell>
          <table:table-cell office:value-type="float" office:value="0.554">
            <text:p>0.554</text:p>
          </table:table-cell>
        </table:table-row>
        <table:table-row table:style-name="ro1">
          <table:table-cell table:number-columns-repeated="12"/>
          <table:table-cell office:value-type="string">
            <text:p>NTTNTN</text:p>
          </table:table-cell>
          <table:table-cell office:value-type="float" office:value="38.764">
            <text:p>38.76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02/13/2011</text:date>, <text:time>01:2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anvh </meta:initial-creator>
    <meta:creation-date>2011-02-11T12:27:59</meta:creation-date>
    <dc:date>2011-02-13T01:27:56</dc:date>
    <dc:creator>thuanvh </dc:creator>
    <meta:editing-duration>PT33H39M44S</meta:editing-duration>
    <meta:editing-cycles>4</meta:editing-cycles>
    <meta:generator>OpenOffice.org/3.2$Linux OpenOffice.org_project/320m19$Build-9505</meta:generator>
    <meta:document-statistic meta:table-count="3" meta:cell-count="1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343cm" svg:height="7.728cm" xlink:href=".." chart:class="chart:bar" chart:style-name="ch1">
        <chart:plot-area chart:style-name="ch2" table:cell-range-address="Sheet1.L6:Sheet1.M15" chart:data-source-has-labels="column" svg:x="0.366cm" svg:y="0.154cm" svg:width="17.611cm" svg:height="7.42cm">
          <chart:axis chart:dimension="x" chart:name="primary-x" chart:style-name="ch3">
            <chart:categories table:cell-range-address="Sheet1.L6:Sheet1.L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6:Sheet1.M15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 text:id="Sheet1.L6:Sheet1.L15">TTCGMR</text:p>
              </table:table-cell>
              <table:table-cell office:value-type="float" office:value="86">
                <text:p text:id="Sheet1.M6:Sheet1.M15">86</text:p>
              </table:table-cell>
            </table:table-row>
            <table:table-row>
              <table:table-cell office:value-type="string">
                <text:p>LEVMLS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BTMABQT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XHVQH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PVDLVMHTN.Weka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PVDLVMHTN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PVDLVMHTN.Adaptif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KVCDV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DTDTL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TTNTN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5cm" svg:height="6.987cm" xlink:href=".." chart:class="chart:bar" chart:style-name="ch1">
        <chart:plot-area chart:style-name="ch2" table:cell-range-address="Sheet1.C16:Sheet1.D25" chart:data-source-has-labels="column" svg:x="0.331cm" svg:y="0.139cm" svg:width="15.888cm" svg:height="6.709cm">
          <chart:axis chart:dimension="x" chart:name="primary-x" chart:style-name="ch3">
            <chart:categories table:cell-range-address="Sheet1.C16:Sheet1.C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6:Sheet1.D25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C16:Sheet1.C25">TTCGMR</text:p>
              </table:table-cell>
              <table:table-cell office:value-type="float" office:value="3">
                <text:p text:id="Sheet1.D16:Sheet1.D25">3</text:p>
              </table:table-cell>
            </table:table-row>
            <table:table-row>
              <table:table-cell office:value-type="string">
                <text:p>LEVML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TMABQT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XHVQ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VDLVMHTN.Wek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VDLVMHTN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VDLVMHTN.Adaptif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KVCDV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DTDT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NTTNTN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2cm" svg:height="9.104cm" xlink:href=".." chart:class="chart:bar" chart:style-name="ch1">
        <chart:plot-area chart:style-name="ch2" table:cell-range-address="Sheet1.M33:Sheet1.N39" chart:data-source-has-labels="column" svg:x="0.355cm" svg:y="0.18cm" svg:width="14.697cm" svg:height="8.737cm">
          <chart:axis chart:dimension="x" chart:name="primary-x" chart:style-name="ch3">
            <chart:categories table:cell-range-address="Sheet1.M33:Sheet1.M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33:Sheet1.N39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 text:id="Sheet1.M33:Sheet1.M39">CHHVHT</text:p>
              </table:table-cell>
              <table:table-cell office:value-type="float" office:value="0.053">
                <text:p text:id="Sheet1.N33:Sheet1.N39">0.053</text:p>
              </table:table-cell>
            </table:table-row>
            <table:table-row>
              <table:table-cell office:value-type="string">
                <text:p>TTCGMR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LEVMLS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BTMABQT</text:p>
              </table:table-cell>
              <table:table-cell office:value-type="float" office:value="47.443">
                <text:p>47.443</text:p>
              </table:table-cell>
            </table:table-row>
            <table:table-row>
              <table:table-cell office:value-type="string">
                <text:p>TXHVQH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PVDLVMHTN.Weka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PVDLVMHTN.5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